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paragraph-properties fo:margin-left="0cm" fo:margin-right="0cm" fo:text-indent="0cm" style:auto-text-indent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34">
        <text:h text:style-name="Heading_20_4" text:outline-level="4">Homepage and Feedback:</text:h>
        <text:p text:style-name="Textkörper_20_Einrückung_20_Organon"/>
        <text:p text:style-name="Textkörper_20_Einrückung_20_Organon">The entries Homepage and Feedback will open the related sites in a browser.</text:p>
        <text:p text:style-name="Textkörper_20_Einrückung_20_Organon">Homepage: <text:a xlink:type="simple" xlink:href="https://github.com/XRoemer/Organon" text:style-name="Internet_20_link" text:visited-style-name="Visited_20_Internet_20_Link">https://github.com/XRoemer/Organon</text:a></text:p>
        <text:p text:style-name="Textkörper_20_Einrückung_20_Organon">Feedback: <text:a xlink:type="simple" xlink:href="http://organon4office.wordpress.com/" text:style-name="Internet_20_link" text:visited-style-name="Visited_20_Internet_20_Link">http://organon4office.wordpress.com/</text:a></text:p>
        <text:p text:style-name="P1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4" meta:word-count="20" meta:character-count="187"/>
    <dc:date>2014-08-31T11:36:52.83</dc:date>
    <meta:editing-duration>P0D</meta:editing-duration>
    <meta:editing-cycles>1</meta:editing-cycles>
    <meta:generator>OpenOffice/4.1.0$Win32 OpenOffice.org_project/410m18$Build-9764</meta:generator>
  </office:meta>
</office:document-meta>
</file>